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0.66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0.693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2.168cm"/>
    </style:style>
    <style:style style:name="co10" style:family="table-column">
      <style:table-column-properties fo:break-before="auto" style:column-width="0.864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1.004cm"/>
    </style:style>
    <style:style style:name="co15" style:family="table-column">
      <style:table-column-properties fo:break-before="auto" style:column-width="0.531cm"/>
    </style:style>
    <style:style style:name="co16" style:family="table-column">
      <style:table-column-properties fo:break-before="auto" style:column-width="0.504cm"/>
    </style:style>
    <style:style style:name="co17" style:family="table-column">
      <style:table-column-properties fo:break-before="auto" style:column-width="0.887cm"/>
    </style:style>
    <style:style style:name="co18" style:family="table-column">
      <style:table-column-properties fo:break-before="auto" style:column-width="1.164cm"/>
    </style:style>
    <style:style style:name="co19" style:family="table-column">
      <style:table-column-properties fo:break-before="auto" style:column-width="1.115cm"/>
    </style:style>
    <style:style style:name="co20" style:family="table-column">
      <style:table-column-properties fo:break-before="auto" style:column-width="0.753cm"/>
    </style:style>
    <style:style style:name="co21" style:family="table-column">
      <style:table-column-properties fo:break-before="auto" style:column-width="1.2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2" table:number-columns-repeated="2" table:default-cell-style-name="ce6"/>
        <table:table-column table:style-name="co18" table:default-cell-style-name="ce6"/>
        <table:table-column table:style-name="co15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1" table:number-columns-repeated="998" table:default-cell-style-name="ce6"/>
        <table:table-row table:style-name="ro1">
          <table:table-cell table:style-name="ce5" office:value-type="string" table:number-columns-spanned="2" table:number-rows-spanned="1">
            <text:p>Arestas</text:p>
          </table:table-cell>
          <table:covered-table-cell table:style-name="ce5"/>
          <table:table-cell/>
          <table:table-cell table:style-name="ce5" office:value-type="string">
            <text:p>Vértices</text:p>
          </table:table-cell>
          <table:table-cell/>
          <table:table-cell table:style-name="ce5" office:value-type="string">
            <text:p>Cores</text:p>
          </table:table-cell>
          <table:table-cell table:style-name="ce5" office:value-type="string">
            <text:p>cor[c]</text:p>
          </table:table-cell>
          <table:table-cell/>
          <table:table-cell table:style-name="ce5" office:value-type="string">
            <text:p>Vertice tem</text:p>
          </table:table-cell>
          <table:table-cell table:style-name="ce5" office:value-type="string">
            <text:p>Cor</text:p>
          </table:table-cell>
          <table:table-cell table:style-name="ce5" office:value-type="string">
            <text:p>x[i,c]</text:p>
          </table:table-cell>
          <table:table-cell/>
          <table:table-cell table:style-name="ce5" office:value-type="string" table:number-columns-spanned="4" table:number-rows-spanned="1">
            <text:p>Unicidade da Cor</text:p>
          </table:table-cell>
          <table:covered-table-cell table:number-columns-repeated="3" table:style-name="ce5"/>
          <table:table-cell/>
          <table:table-cell table:style-name="ce5" office:value-type="string" table:number-columns-spanned="9" table:number-rows-spanned="1">
            <text:p>Vertices Adjacentes</text:p>
          </table:table-cell>
          <table:covered-table-cell table:number-columns-repeated="8" table:style-name="ce5"/>
          <table:table-cell/>
          <table:table-cell table:style-name="ce5" office:value-type="string">
            <text:p>Obj:</text:p>
          </table:table-cell>
          <table:table-cell table:number-columns-repeated="996"/>
        </table:table-row>
        <table:table-row table:style-name="ro1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/>
          <table:table-cell table:formula="of:=MIN([.$A$3:.$B$12])" office:value-type="float" office:value="1">
            <text:p>1</text:p>
          </table:table-cell>
          <table:table-cell/>
          <table:table-cell table:formula="of:=[.D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F2]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Vértice</text:p>
          </table:table-cell>
          <table:table-cell table:style-name="ce5" office:value-type="string">
            <text:p>LHS</text:p>
          </table:table-cell>
          <table:table-cell table:style-name="ce5" office:value-type="string">
            <text:p>=</text:p>
          </table:table-cell>
          <table:table-cell table:style-name="ce5" office:value-type="float" office:value="1">
            <text:p>1</text:p>
          </table:table-cell>
          <table:table-cell/>
          <table:table-cell table:style-name="ce5" office:value-type="string">
            <text:p>Cor</text:p>
          </table:table-cell>
          <table:table-cell table:style-name="ce5" office:value-type="string" table:number-columns-spanned="2" table:number-rows-spanned="1">
            <text:p>Aresta</text:p>
          </table:table-cell>
          <table:covered-table-cell table:style-name="ce5"/>
          <table:table-cell table:style-name="ce5" office:value-type="string">
            <text:p>x[i,c]</text:p>
          </table:table-cell>
          <table:table-cell table:style-name="ce5" office:value-type="string">
            <text:p>+</text:p>
          </table:table-cell>
          <table:table-cell table:style-name="ce5" office:value-type="string">
            <text:p>x[j,c]</text:p>
          </table:table-cell>
          <table:table-cell table:style-name="ce5"/>
          <table:table-cell table:style-name="ce5" office:value-type="string">
            <text:p>&lt;=</text:p>
          </table:table-cell>
          <table:table-cell table:style-name="ce5" office:value-type="string">
            <text:p>cor[c]</text:p>
          </table:table-cell>
          <table:table-cell/>
          <table:table-cell table:style-name="ce7" table:formula="of:=SUM([.G2:.G8])" office:value-type="float" office:value="3">
            <text:p>3</text:p>
          </table:table-cell>
          <table:table-cell table:number-columns-repeated="996"/>
        </table:table-row>
        <table:table-row table:style-name="ro1">
          <table:table-cell table:formula="of:=VALUE(LEFT([Entrada.A6];SEARCH(&quot;,&quot;;[Entrada.A6])-1))" office:value-type="float" office:value="1">
            <text:p>1</text:p>
          </table:table-cell>
          <table:table-cell table:formula="of:=VALUE(MID([Entrada.A6];SEARCH(&quot;,&quot;;[Entrada.A6])+1;100))" office:value-type="float" office:value="2">
            <text:p>2</text:p>
          </table:table-cell>
          <table:table-cell/>
          <table:table-cell table:formula="of:=IF([.D2]+1&lt;=MAX([.$A$3:.$B$12]);[.D2]+1;&quot;&quot;)" office:value-type="float" office:value="2">
            <text:p>2</text:p>
          </table:table-cell>
          <table:table-cell/>
          <table:table-cell table:formula="of:=[.D3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I2]" office:value-type="float" office:value="1">
            <text:p>1</text:p>
          </table:table-cell>
          <table:table-cell table:formula="of:=[.F3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SUMPRODUCT([.$I$2:.$I$50]=[.M3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3]" office:value-type="float" office:value="1">
            <text:p>1</text:p>
          </table:table-cell>
          <table:table-cell table:formula="of:=[.B3]" office:value-type="float" office:value="2">
            <text:p>2</text:p>
          </table:table-cell>
          <table:table-cell table:formula="of:=SUMPRODUCT([.$I$2:.$I$50]=[.S3];[.$J$2:.$J$50]=[.R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];[.$J$2:.$J$50]=[.R3];[.$K$2:.$K$50])" office:value-type="float" office:value="1">
            <text:p>1</text:p>
          </table:table-cell>
          <table:table-cell table:formula="of:=[.W3]+[.U3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formula="of:=VALUE(LEFT([Entrada.A7];SEARCH(&quot;,&quot;;[Entrada.A7])-1))" office:value-type="float" office:value="1">
            <text:p>1</text:p>
          </table:table-cell>
          <table:table-cell table:formula="of:=VALUE(MID([Entrada.A7];SEARCH(&quot;,&quot;;[Entrada.A7])+1;100))" office:value-type="float" office:value="3">
            <text:p>3</text:p>
          </table:table-cell>
          <table:table-cell/>
          <table:table-cell table:formula="of:=IF([.D3]+1&lt;=MAX([.$A$3:.$B$12]);[.D3]+1;&quot;&quot;)" office:value-type="float" office:value="3">
            <text:p>3</text:p>
          </table:table-cell>
          <table:table-cell/>
          <table:table-cell table:formula="of:=[.D4]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[.I3]" office:value-type="float" office:value="1">
            <text:p>1</text:p>
          </table:table-cell>
          <table:table-cell table:formula="of:=[.F4]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SUMPRODUCT([.$I$2:.$I$50]=[.M4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3]" office:value-type="float" office:value="1">
            <text:p>1</text:p>
          </table:table-cell>
          <table:table-cell table:formula="of:=[.A4]" office:value-type="float" office:value="1">
            <text:p>1</text:p>
          </table:table-cell>
          <table:table-cell table:formula="of:=[.B4]" office:value-type="float" office:value="3">
            <text:p>3</text:p>
          </table:table-cell>
          <table:table-cell table:formula="of:=SUMPRODUCT([.$I$2:.$I$50]=[.S4];[.$J$2:.$J$50]=[.R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];[.$J$2:.$J$50]=[.R4];[.$K$2:.$K$50])" office:value-type="float" office:value="1">
            <text:p>1</text:p>
          </table:table-cell>
          <table:table-cell table:formula="of:=[.W4]+[.U4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4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formula="of:=VALUE(LEFT([Entrada.A8];SEARCH(&quot;,&quot;;[Entrada.A8])-1))" office:value-type="float" office:value="2">
            <text:p>2</text:p>
          </table:table-cell>
          <table:table-cell table:formula="of:=VALUE(MID([Entrada.A8];SEARCH(&quot;,&quot;;[Entrada.A8])+1;100))" office:value-type="float" office:value="4">
            <text:p>4</text:p>
          </table:table-cell>
          <table:table-cell/>
          <table:table-cell table:formula="of:=IF([.D4]+1&lt;=MAX([.$A$3:.$B$12]);[.D4]+1;&quot;&quot;)" office:value-type="float" office:value="4">
            <text:p>4</text:p>
          </table:table-cell>
          <table:table-cell/>
          <table:table-cell table:formula="of:=[.D5]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[.I4]" office:value-type="float" office:value="1">
            <text:p>1</text:p>
          </table:table-cell>
          <table:table-cell table:formula="of:=[.F5]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SUMPRODUCT([.$I$2:.$I$50]=[.M5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4]" office:value-type="float" office:value="1">
            <text:p>1</text:p>
          </table:table-cell>
          <table:table-cell table:formula="of:=[.A5]" office:value-type="float" office:value="2">
            <text:p>2</text:p>
          </table:table-cell>
          <table:table-cell table:formula="of:=[.B5]" office:value-type="float" office:value="4">
            <text:p>4</text:p>
          </table:table-cell>
          <table:table-cell table:formula="of:=SUMPRODUCT([.$I$2:.$I$50]=[.S5];[.$J$2:.$J$50]=[.R5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5];[.$J$2:.$J$50]=[.R5];[.$K$2:.$K$50])" office:value-type="float" office:value="0">
            <text:p>0</text:p>
          </table:table-cell>
          <table:table-cell table:formula="of:=[.W5]+[.U5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5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formula="of:=VALUE(LEFT([Entrada.A9];SEARCH(&quot;,&quot;;[Entrada.A9])-1))" office:value-type="float" office:value="3">
            <text:p>3</text:p>
          </table:table-cell>
          <table:table-cell table:formula="of:=VALUE(MID([Entrada.A9];SEARCH(&quot;,&quot;;[Entrada.A9])+1;100))" office:value-type="float" office:value="4">
            <text:p>4</text:p>
          </table:table-cell>
          <table:table-cell/>
          <table:table-cell table:formula="of:=IF([.D5]+1&lt;=MAX([.$A$3:.$B$12]);[.D5]+1;&quot;&quot;)" office:value-type="float" office:value="5">
            <text:p>5</text:p>
          </table:table-cell>
          <table:table-cell/>
          <table:table-cell table:formula="of:=[.D6]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[.I5]" office:value-type="float" office:value="1">
            <text:p>1</text:p>
          </table:table-cell>
          <table:table-cell table:formula="of:=[.F6]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SUMPRODUCT([.$I$2:.$I$50]=[.M6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5]" office:value-type="float" office:value="1">
            <text:p>1</text:p>
          </table:table-cell>
          <table:table-cell table:formula="of:=[.A6]" office:value-type="float" office:value="3">
            <text:p>3</text:p>
          </table:table-cell>
          <table:table-cell table:formula="of:=[.B6]" office:value-type="float" office:value="4">
            <text:p>4</text:p>
          </table:table-cell>
          <table:table-cell table:formula="of:=SUMPRODUCT([.$I$2:.$I$50]=[.S6];[.$J$2:.$J$50]=[.R6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6];[.$J$2:.$J$50]=[.R6];[.$K$2:.$K$50])" office:value-type="float" office:value="0">
            <text:p>0</text:p>
          </table:table-cell>
          <table:table-cell table:formula="of:=[.W6]+[.U6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6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formula="of:=VALUE(LEFT([Entrada.A10];SEARCH(&quot;,&quot;;[Entrada.A10])-1))" office:value-type="float" office:value="3">
            <text:p>3</text:p>
          </table:table-cell>
          <table:table-cell table:formula="of:=VALUE(MID([Entrada.A10];SEARCH(&quot;,&quot;;[Entrada.A10])+1;100))" office:value-type="float" office:value="5">
            <text:p>5</text:p>
          </table:table-cell>
          <table:table-cell/>
          <table:table-cell table:formula="of:=IF([.D6]+1&lt;=MAX([.$A$3:.$B$12]);[.D6]+1;&quot;&quot;)" office:value-type="float" office:value="6">
            <text:p>6</text:p>
          </table:table-cell>
          <table:table-cell/>
          <table:table-cell table:formula="of:=[.D7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[.I6]" office:value-type="float" office:value="1">
            <text:p>1</text:p>
          </table:table-cell>
          <table:table-cell table:formula="of:=[.F7]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PRODUCT([.$I$2:.$I$50]=[.M7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6]" office:value-type="float" office:value="1">
            <text:p>1</text:p>
          </table:table-cell>
          <table:table-cell table:formula="of:=[.A7]" office:value-type="float" office:value="3">
            <text:p>3</text:p>
          </table:table-cell>
          <table:table-cell table:formula="of:=[.B7]" office:value-type="float" office:value="5">
            <text:p>5</text:p>
          </table:table-cell>
          <table:table-cell table:formula="of:=SUMPRODUCT([.$I$2:.$I$50]=[.S7];[.$J$2:.$J$50]=[.R7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7];[.$J$2:.$J$50]=[.R7];[.$K$2:.$K$50])" office:value-type="float" office:value="0">
            <text:p>0</text:p>
          </table:table-cell>
          <table:table-cell table:formula="of:=[.W7]+[.U7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7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formula="of:=VALUE(LEFT([Entrada.A11];SEARCH(&quot;,&quot;;[Entrada.A11])-1))" office:value-type="float" office:value="4">
            <text:p>4</text:p>
          </table:table-cell>
          <table:table-cell table:formula="of:=VALUE(MID([Entrada.A11];SEARCH(&quot;,&quot;;[Entrada.A11])+1;100))" office:value-type="float" office:value="5">
            <text:p>5</text:p>
          </table:table-cell>
          <table:table-cell/>
          <table:table-cell table:formula="of:=IF([.D7]+1&lt;=MAX([.$A$3:.$B$12]);[.D7]+1;&quot;&quot;)" office:value-type="float" office:value="7">
            <text:p>7</text:p>
          </table:table-cell>
          <table:table-cell/>
          <table:table-cell table:formula="of:=[.D8]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[.I7]" office:value-type="float" office:value="1">
            <text:p>1</text:p>
          </table:table-cell>
          <table:table-cell table:formula="of:=[.F8]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SUMPRODUCT([.$I$2:.$I$50]=[.M8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7]" office:value-type="float" office:value="1">
            <text:p>1</text:p>
          </table:table-cell>
          <table:table-cell table:formula="of:=[.A8]" office:value-type="float" office:value="4">
            <text:p>4</text:p>
          </table:table-cell>
          <table:table-cell table:formula="of:=[.B8]" office:value-type="float" office:value="5">
            <text:p>5</text:p>
          </table:table-cell>
          <table:table-cell table:formula="of:=SUMPRODUCT([.$I$2:.$I$50]=[.S8];[.$J$2:.$J$50]=[.R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8];[.$J$2:.$J$50]=[.R8];[.$K$2:.$K$50])" office:value-type="float" office:value="0">
            <text:p>0</text:p>
          </table:table-cell>
          <table:table-cell table:formula="of:=[.W8]+[.U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8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formula="of:=VALUE(LEFT([Entrada.A12];SEARCH(&quot;,&quot;;[Entrada.A12])-1))" office:value-type="float" office:value="4">
            <text:p>4</text:p>
          </table:table-cell>
          <table:table-cell table:formula="of:=VALUE(MID([Entrada.A12];SEARCH(&quot;,&quot;;[Entrada.A12])+1;100))" office:value-type="float" office:value="6">
            <text:p>6</text:p>
          </table:table-cell>
          <table:table-cell table:number-columns-repeated="6"/>
          <table:table-cell table:formula="of:=[.I8]+1" office:value-type="float" office:value="2">
            <text:p>2</text:p>
          </table:table-cell>
          <table:table-cell table:formula="of:=IF(ROW([.A7])&lt;=MAX([.$D$2:.$D$8])^2;[.J2];&quot;&quot;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formula="of:=SUMPRODUCT([.$I$2:.$I$50]=[.M9];[.$K$2:.$K$5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[.R8]" office:value-type="float" office:value="1">
            <text:p>1</text:p>
          </table:table-cell>
          <table:table-cell table:formula="of:=[.A9]" office:value-type="float" office:value="4">
            <text:p>4</text:p>
          </table:table-cell>
          <table:table-cell table:formula="of:=[.B9]" office:value-type="float" office:value="6">
            <text:p>6</text:p>
          </table:table-cell>
          <table:table-cell table:formula="of:=SUMPRODUCT([.$I$2:.$I$50]=[.S9];[.$J$2:.$J$50]=[.R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9];[.$J$2:.$J$50]=[.R9];[.$K$2:.$K$50])" office:value-type="float" office:value="1">
            <text:p>1</text:p>
          </table:table-cell>
          <table:table-cell table:formula="of:=[.W9]+[.U9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9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formula="of:=VALUE(LEFT([Entrada.A13];SEARCH(&quot;,&quot;;[Entrada.A13])-1))" office:value-type="float" office:value="4">
            <text:p>4</text:p>
          </table:table-cell>
          <table:table-cell table:formula="of:=VALUE(MID([Entrada.A13];SEARCH(&quot;,&quot;;[Entrada.A13])+1;100))" office:value-type="float" office:value="7">
            <text:p>7</text:p>
          </table:table-cell>
          <table:table-cell table:number-columns-repeated="6"/>
          <table:table-cell table:formula="of:=[.I9]" office:value-type="float" office:value="2">
            <text:p>2</text:p>
          </table:table-cell>
          <table:table-cell table:formula="of:=IF(ROW([.A8])&lt;=MAX([.$D$2:.$D$8])^2;[.J3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9]" office:value-type="float" office:value="1">
            <text:p>1</text:p>
          </table:table-cell>
          <table:table-cell table:formula="of:=[.A10]" office:value-type="float" office:value="4">
            <text:p>4</text:p>
          </table:table-cell>
          <table:table-cell table:formula="of:=[.B10]" office:value-type="float" office:value="7">
            <text:p>7</text:p>
          </table:table-cell>
          <table:table-cell table:formula="of:=SUMPRODUCT([.$I$2:.$I$50]=[.S10];[.$J$2:.$J$50]=[.R1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0];[.$J$2:.$J$50]=[.R10];[.$K$2:.$K$50])" office:value-type="float" office:value="0">
            <text:p>0</text:p>
          </table:table-cell>
          <table:table-cell table:formula="of:=[.W10]+[.U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0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formula="of:=VALUE(LEFT([Entrada.A14];SEARCH(&quot;,&quot;;[Entrada.A14])-1))" office:value-type="float" office:value="5">
            <text:p>5</text:p>
          </table:table-cell>
          <table:table-cell table:formula="of:=VALUE(MID([Entrada.A14];SEARCH(&quot;,&quot;;[Entrada.A14])+1;100))" office:value-type="float" office:value="6">
            <text:p>6</text:p>
          </table:table-cell>
          <table:table-cell table:number-columns-repeated="6"/>
          <table:table-cell table:formula="of:=[.I10]" office:value-type="float" office:value="2">
            <text:p>2</text:p>
          </table:table-cell>
          <table:table-cell table:formula="of:=IF(ROW([.A9])&lt;=MAX([.$D$2:.$D$8])^2;[.J4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0]" office:value-type="float" office:value="1">
            <text:p>1</text:p>
          </table:table-cell>
          <table:table-cell table:formula="of:=[.A11]" office:value-type="float" office:value="5">
            <text:p>5</text:p>
          </table:table-cell>
          <table:table-cell table:formula="of:=[.B11]" office:value-type="float" office:value="6">
            <text:p>6</text:p>
          </table:table-cell>
          <table:table-cell table:formula="of:=SUMPRODUCT([.$I$2:.$I$50]=[.S11];[.$J$2:.$J$50]=[.R1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1];[.$J$2:.$J$50]=[.R11];[.$K$2:.$K$50])" office:value-type="float" office:value="1">
            <text:p>1</text:p>
          </table:table-cell>
          <table:table-cell table:formula="of:=[.W11]+[.U11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11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formula="of:=VALUE(LEFT([Entrada.A15];SEARCH(&quot;,&quot;;[Entrada.A15])-1))" office:value-type="float" office:value="6">
            <text:p>6</text:p>
          </table:table-cell>
          <table:table-cell table:formula="of:=VALUE(MID([Entrada.A15];SEARCH(&quot;,&quot;;[Entrada.A15])+1;100))" office:value-type="float" office:value="7">
            <text:p>7</text:p>
          </table:table-cell>
          <table:table-cell/>
          <table:table-cell/>
          <table:table-cell table:number-columns-repeated="4"/>
          <table:table-cell table:formula="of:=[.I11]" office:value-type="float" office:value="2">
            <text:p>2</text:p>
          </table:table-cell>
          <table:table-cell table:formula="of:=IF(ROW([.A10])&lt;=MAX([.$D$2:.$D$8])^2;[.J5]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1]" office:value-type="float" office:value="1">
            <text:p>1</text:p>
          </table:table-cell>
          <table:table-cell table:formula="of:=[.A12]" office:value-type="float" office:value="6">
            <text:p>6</text:p>
          </table:table-cell>
          <table:table-cell table:formula="of:=[.B12]" office:value-type="float" office:value="7">
            <text:p>7</text:p>
          </table:table-cell>
          <table:table-cell table:formula="of:=SUMPRODUCT([.$I$2:.$I$50]=[.S12];[.$J$2:.$J$50]=[.R12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12];[.$J$2:.$J$50]=[.R12];[.$K$2:.$K$50])" office:value-type="float" office:value="0">
            <text:p>0</text:p>
          </table:table-cell>
          <table:table-cell table:formula="of:=[.W12]+[.U12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12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2"/>
          <table:table-cell table:formula="of:=IF([.D12]+1&lt;=MAX([.A13:.B22]);[.D12]+1;&quot;&quot;)">
            <text:p/>
          </table:table-cell>
          <table:table-cell table:number-columns-repeated="4"/>
          <table:table-cell table:formula="of:=[.I12]" office:value-type="float" office:value="2">
            <text:p>2</text:p>
          </table:table-cell>
          <table:table-cell table:formula="of:=IF(ROW([.A11])&lt;=MAX([.$D$2:.$D$8])^2;[.J6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2]+1" office:value-type="float" office:value="2">
            <text:p>2</text:p>
          </table:table-cell>
          <table:table-cell table:formula="of:=[.S3]" office:value-type="float" office:value="1">
            <text:p>1</text:p>
          </table:table-cell>
          <table:table-cell table:formula="of:=[.T3]" office:value-type="float" office:value="2">
            <text:p>2</text:p>
          </table:table-cell>
          <table:table-cell table:formula="of:=SUMPRODUCT([.$I$2:.$I$50]=[.S13];[.$J$2:.$J$50]=[.R1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3];[.$J$2:.$J$50]=[.R13];[.$K$2:.$K$50])" office:value-type="float" office:value="0">
            <text:p>0</text:p>
          </table:table-cell>
          <table:table-cell table:formula="of:=[.W13]+[.U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3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"/>
          <table:table-cell table:formula="of:=IF([.D13]+1&lt;=MAX([.A14:.B23]);[.D13]+1;&quot;&quot;)">
            <text:p/>
          </table:table-cell>
          <table:table-cell table:number-columns-repeated="4"/>
          <table:table-cell table:formula="of:=[.I13]" office:value-type="float" office:value="2">
            <text:p>2</text:p>
          </table:table-cell>
          <table:table-cell table:formula="of:=IF(ROW([.A12])&lt;=MAX([.$D$2:.$D$8])^2;[.J7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3]" office:value-type="float" office:value="2">
            <text:p>2</text:p>
          </table:table-cell>
          <table:table-cell table:formula="of:=[.S4]" office:value-type="float" office:value="1">
            <text:p>1</text:p>
          </table:table-cell>
          <table:table-cell table:formula="of:=[.T4]" office:value-type="float" office:value="3">
            <text:p>3</text:p>
          </table:table-cell>
          <table:table-cell table:formula="of:=SUMPRODUCT([.$I$2:.$I$50]=[.S14];[.$J$2:.$J$50]=[.R1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4];[.$J$2:.$J$50]=[.R14];[.$K$2:.$K$50])" office:value-type="float" office:value="0">
            <text:p>0</text:p>
          </table:table-cell>
          <table:table-cell table:formula="of:=[.W14]+[.U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4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"/>
          <table:table-cell table:formula="of:=IF([.D14]+1&lt;=MAX([.A15:.B24]);[.D14]+1;&quot;&quot;)">
            <text:p/>
          </table:table-cell>
          <table:table-cell table:number-columns-repeated="4"/>
          <table:table-cell table:formula="of:=[.I14]" office:value-type="float" office:value="2">
            <text:p>2</text:p>
          </table:table-cell>
          <table:table-cell table:formula="of:=IF(ROW([.A13])&lt;=MAX([.$D$2:.$D$8])^2;[.J8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4]" office:value-type="float" office:value="2">
            <text:p>2</text:p>
          </table:table-cell>
          <table:table-cell table:formula="of:=[.S5]" office:value-type="float" office:value="2">
            <text:p>2</text:p>
          </table:table-cell>
          <table:table-cell table:formula="of:=[.T5]" office:value-type="float" office:value="4">
            <text:p>4</text:p>
          </table:table-cell>
          <table:table-cell table:formula="of:=SUMPRODUCT([.$I$2:.$I$50]=[.S15];[.$J$2:.$J$50]=[.R1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5];[.$J$2:.$J$50]=[.R15];[.$K$2:.$K$50])" office:value-type="float" office:value="0">
            <text:p>0</text:p>
          </table:table-cell>
          <table:table-cell table:formula="of:=[.W15]+[.U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5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15]+1" office:value-type="float" office:value="3">
            <text:p>3</text:p>
          </table:table-cell>
          <table:table-cell table:formula="of:=IF(ROW([.A14])&lt;=MAX([.$D$2:.$D$8])^2;[.J9];&quot;&quot;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15]" office:value-type="float" office:value="2">
            <text:p>2</text:p>
          </table:table-cell>
          <table:table-cell table:formula="of:=[.S6]" office:value-type="float" office:value="3">
            <text:p>3</text:p>
          </table:table-cell>
          <table:table-cell table:formula="of:=[.T6]" office:value-type="float" office:value="4">
            <text:p>4</text:p>
          </table:table-cell>
          <table:table-cell table:formula="of:=SUMPRODUCT([.$I$2:.$I$50]=[.S16];[.$J$2:.$J$50]=[.R1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6];[.$J$2:.$J$50]=[.R16];[.$K$2:.$K$50])" office:value-type="float" office:value="0">
            <text:p>0</text:p>
          </table:table-cell>
          <table:table-cell table:formula="of:=[.W16]+[.U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6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16]" office:value-type="float" office:value="3">
            <text:p>3</text:p>
          </table:table-cell>
          <table:table-cell table:formula="of:=IF(ROW([.A15])&lt;=MAX([.$D$2:.$D$8])^2;[.J10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6]" office:value-type="float" office:value="2">
            <text:p>2</text:p>
          </table:table-cell>
          <table:table-cell table:formula="of:=[.S7]" office:value-type="float" office:value="3">
            <text:p>3</text:p>
          </table:table-cell>
          <table:table-cell table:formula="of:=[.T7]" office:value-type="float" office:value="5">
            <text:p>5</text:p>
          </table:table-cell>
          <table:table-cell table:formula="of:=SUMPRODUCT([.$I$2:.$I$50]=[.S17];[.$J$2:.$J$50]=[.R1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7];[.$J$2:.$J$50]=[.R17];[.$K$2:.$K$50])" office:value-type="float" office:value="0">
            <text:p>0</text:p>
          </table:table-cell>
          <table:table-cell table:formula="of:=[.W17]+[.U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7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17]" office:value-type="float" office:value="3">
            <text:p>3</text:p>
          </table:table-cell>
          <table:table-cell table:formula="of:=IF(ROW([.A16])&lt;=MAX([.$D$2:.$D$8])^2;[.J11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7]" office:value-type="float" office:value="2">
            <text:p>2</text:p>
          </table:table-cell>
          <table:table-cell table:formula="of:=[.S8]" office:value-type="float" office:value="4">
            <text:p>4</text:p>
          </table:table-cell>
          <table:table-cell table:formula="of:=[.T8]" office:value-type="float" office:value="5">
            <text:p>5</text:p>
          </table:table-cell>
          <table:table-cell table:formula="of:=SUMPRODUCT([.$I$2:.$I$50]=[.S18];[.$J$2:.$J$50]=[.R1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8];[.$J$2:.$J$50]=[.R18];[.$K$2:.$K$50])" office:value-type="float" office:value="0">
            <text:p>0</text:p>
          </table:table-cell>
          <table:table-cell table:formula="of:=[.W18]+[.U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8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18]" office:value-type="float" office:value="3">
            <text:p>3</text:p>
          </table:table-cell>
          <table:table-cell table:formula="of:=IF(ROW([.A17])&lt;=MAX([.$D$2:.$D$8])^2;[.J12]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8]" office:value-type="float" office:value="2">
            <text:p>2</text:p>
          </table:table-cell>
          <table:table-cell table:formula="of:=[.S9]" office:value-type="float" office:value="4">
            <text:p>4</text:p>
          </table:table-cell>
          <table:table-cell table:formula="of:=[.T9]" office:value-type="float" office:value="6">
            <text:p>6</text:p>
          </table:table-cell>
          <table:table-cell table:formula="of:=SUMPRODUCT([.$I$2:.$I$50]=[.S19];[.$J$2:.$J$50]=[.R1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19];[.$J$2:.$J$50]=[.R19];[.$K$2:.$K$50])" office:value-type="float" office:value="0">
            <text:p>0</text:p>
          </table:table-cell>
          <table:table-cell table:formula="of:=[.W19]+[.U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19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19]" office:value-type="float" office:value="3">
            <text:p>3</text:p>
          </table:table-cell>
          <table:table-cell table:formula="of:=IF(ROW([.A18])&lt;=MAX([.$D$2:.$D$8])^2;[.J13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19]" office:value-type="float" office:value="2">
            <text:p>2</text:p>
          </table:table-cell>
          <table:table-cell table:formula="of:=[.S10]" office:value-type="float" office:value="4">
            <text:p>4</text:p>
          </table:table-cell>
          <table:table-cell table:formula="of:=[.T10]" office:value-type="float" office:value="7">
            <text:p>7</text:p>
          </table:table-cell>
          <table:table-cell table:formula="of:=SUMPRODUCT([.$I$2:.$I$50]=[.S20];[.$J$2:.$J$50]=[.R2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0];[.$J$2:.$J$50]=[.R20];[.$K$2:.$K$50])" office:value-type="float" office:value="0">
            <text:p>0</text:p>
          </table:table-cell>
          <table:table-cell table:formula="of:=[.W20]+[.U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0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0]" office:value-type="float" office:value="3">
            <text:p>3</text:p>
          </table:table-cell>
          <table:table-cell table:formula="of:=IF(ROW([.A19])&lt;=MAX([.$D$2:.$D$8])^2;[.J14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0]" office:value-type="float" office:value="2">
            <text:p>2</text:p>
          </table:table-cell>
          <table:table-cell table:formula="of:=[.S11]" office:value-type="float" office:value="5">
            <text:p>5</text:p>
          </table:table-cell>
          <table:table-cell table:formula="of:=[.T11]" office:value-type="float" office:value="6">
            <text:p>6</text:p>
          </table:table-cell>
          <table:table-cell table:formula="of:=SUMPRODUCT([.$I$2:.$I$50]=[.S21];[.$J$2:.$J$50]=[.R2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1];[.$J$2:.$J$50]=[.R21];[.$K$2:.$K$50])" office:value-type="float" office:value="0">
            <text:p>0</text:p>
          </table:table-cell>
          <table:table-cell table:formula="of:=[.W21]+[.U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1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1]" office:value-type="float" office:value="3">
            <text:p>3</text:p>
          </table:table-cell>
          <table:table-cell table:formula="of:=IF(ROW([.A20])&lt;=MAX([.$D$2:.$D$8])^2;[.J15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1]" office:value-type="float" office:value="2">
            <text:p>2</text:p>
          </table:table-cell>
          <table:table-cell table:formula="of:=[.S12]" office:value-type="float" office:value="6">
            <text:p>6</text:p>
          </table:table-cell>
          <table:table-cell table:formula="of:=[.T12]" office:value-type="float" office:value="7">
            <text:p>7</text:p>
          </table:table-cell>
          <table:table-cell table:formula="of:=SUMPRODUCT([.$I$2:.$I$50]=[.S22];[.$J$2:.$J$50]=[.R2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2];[.$J$2:.$J$50]=[.R22];[.$K$2:.$K$50])" office:value-type="float" office:value="0">
            <text:p>0</text:p>
          </table:table-cell>
          <table:table-cell table:formula="of:=[.W22]+[.U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2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2]+1" office:value-type="float" office:value="4">
            <text:p>4</text:p>
          </table:table-cell>
          <table:table-cell table:formula="of:=IF(ROW([.A21])&lt;=MAX([.$D$2:.$D$8])^2;[.J16]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2]+1" office:value-type="float" office:value="3">
            <text:p>3</text:p>
          </table:table-cell>
          <table:table-cell table:formula="of:=[.S13]" office:value-type="float" office:value="1">
            <text:p>1</text:p>
          </table:table-cell>
          <table:table-cell table:formula="of:=[.T13]" office:value-type="float" office:value="2">
            <text:p>2</text:p>
          </table:table-cell>
          <table:table-cell table:formula="of:=SUMPRODUCT([.$I$2:.$I$50]=[.S23];[.$J$2:.$J$50]=[.R2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3];[.$J$2:.$J$50]=[.R23];[.$K$2:.$K$50])" office:value-type="float" office:value="0">
            <text:p>0</text:p>
          </table:table-cell>
          <table:table-cell table:formula="of:=[.W23]+[.U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3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3]" office:value-type="float" office:value="4">
            <text:p>4</text:p>
          </table:table-cell>
          <table:table-cell table:formula="of:=IF(ROW([.A22])&lt;=MAX([.$D$2:.$D$8])^2;[.J17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3]" office:value-type="float" office:value="3">
            <text:p>3</text:p>
          </table:table-cell>
          <table:table-cell table:formula="of:=[.S14]" office:value-type="float" office:value="1">
            <text:p>1</text:p>
          </table:table-cell>
          <table:table-cell table:formula="of:=[.T14]" office:value-type="float" office:value="3">
            <text:p>3</text:p>
          </table:table-cell>
          <table:table-cell table:formula="of:=SUMPRODUCT([.$I$2:.$I$50]=[.S24];[.$J$2:.$J$50]=[.R2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4];[.$J$2:.$J$50]=[.R24];[.$K$2:.$K$50])" office:value-type="float" office:value="0">
            <text:p>0</text:p>
          </table:table-cell>
          <table:table-cell table:formula="of:=[.W24]+[.U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4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4]" office:value-type="float" office:value="4">
            <text:p>4</text:p>
          </table:table-cell>
          <table:table-cell table:formula="of:=IF(ROW([.A23])&lt;=MAX([.$D$2:.$D$8])^2;[.J18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4]" office:value-type="float" office:value="3">
            <text:p>3</text:p>
          </table:table-cell>
          <table:table-cell table:formula="of:=[.S15]" office:value-type="float" office:value="2">
            <text:p>2</text:p>
          </table:table-cell>
          <table:table-cell table:formula="of:=[.T15]" office:value-type="float" office:value="4">
            <text:p>4</text:p>
          </table:table-cell>
          <table:table-cell table:formula="of:=SUMPRODUCT([.$I$2:.$I$50]=[.S25];[.$J$2:.$J$50]=[.R2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5];[.$J$2:.$J$50]=[.R25];[.$K$2:.$K$50])" office:value-type="float" office:value="0">
            <text:p>0</text:p>
          </table:table-cell>
          <table:table-cell table:formula="of:=[.W25]+[.U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5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5]" office:value-type="float" office:value="4">
            <text:p>4</text:p>
          </table:table-cell>
          <table:table-cell table:formula="of:=IF(ROW([.A24])&lt;=MAX([.$D$2:.$D$8])^2;[.J19];&quot;&quot;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25]" office:value-type="float" office:value="3">
            <text:p>3</text:p>
          </table:table-cell>
          <table:table-cell table:formula="of:=[.S16]" office:value-type="float" office:value="3">
            <text:p>3</text:p>
          </table:table-cell>
          <table:table-cell table:formula="of:=[.T16]" office:value-type="float" office:value="4">
            <text:p>4</text:p>
          </table:table-cell>
          <table:table-cell table:formula="of:=SUMPRODUCT([.$I$2:.$I$50]=[.S26];[.$J$2:.$J$50]=[.R2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6];[.$J$2:.$J$50]=[.R26];[.$K$2:.$K$50])" office:value-type="float" office:value="0">
            <text:p>0</text:p>
          </table:table-cell>
          <table:table-cell table:formula="of:=[.W26]+[.U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6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6]" office:value-type="float" office:value="4">
            <text:p>4</text:p>
          </table:table-cell>
          <table:table-cell table:formula="of:=IF(ROW([.A25])&lt;=MAX([.$D$2:.$D$8])^2;[.J20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6]" office:value-type="float" office:value="3">
            <text:p>3</text:p>
          </table:table-cell>
          <table:table-cell table:formula="of:=[.S17]" office:value-type="float" office:value="3">
            <text:p>3</text:p>
          </table:table-cell>
          <table:table-cell table:formula="of:=[.T17]" office:value-type="float" office:value="5">
            <text:p>5</text:p>
          </table:table-cell>
          <table:table-cell table:formula="of:=SUMPRODUCT([.$I$2:.$I$50]=[.S27];[.$J$2:.$J$50]=[.R2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7];[.$J$2:.$J$50]=[.R27];[.$K$2:.$K$50])" office:value-type="float" office:value="0">
            <text:p>0</text:p>
          </table:table-cell>
          <table:table-cell table:formula="of:=[.W27]+[.U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7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7]" office:value-type="float" office:value="4">
            <text:p>4</text:p>
          </table:table-cell>
          <table:table-cell table:formula="of:=IF(ROW([.A26])&lt;=MAX([.$D$2:.$D$8])^2;[.J21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7]" office:value-type="float" office:value="3">
            <text:p>3</text:p>
          </table:table-cell>
          <table:table-cell table:formula="of:=[.S18]" office:value-type="float" office:value="4">
            <text:p>4</text:p>
          </table:table-cell>
          <table:table-cell table:formula="of:=[.T18]" office:value-type="float" office:value="5">
            <text:p>5</text:p>
          </table:table-cell>
          <table:table-cell table:formula="of:=SUMPRODUCT([.$I$2:.$I$50]=[.S28];[.$J$2:.$J$50]=[.R2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8];[.$J$2:.$J$50]=[.R28];[.$K$2:.$K$50])" office:value-type="float" office:value="0">
            <text:p>0</text:p>
          </table:table-cell>
          <table:table-cell table:formula="of:=[.W28]+[.U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8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8]" office:value-type="float" office:value="4">
            <text:p>4</text:p>
          </table:table-cell>
          <table:table-cell table:formula="of:=IF(ROW([.A27])&lt;=MAX([.$D$2:.$D$8])^2;[.J22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8]" office:value-type="float" office:value="3">
            <text:p>3</text:p>
          </table:table-cell>
          <table:table-cell table:formula="of:=[.S19]" office:value-type="float" office:value="4">
            <text:p>4</text:p>
          </table:table-cell>
          <table:table-cell table:formula="of:=[.T19]" office:value-type="float" office:value="6">
            <text:p>6</text:p>
          </table:table-cell>
          <table:table-cell table:formula="of:=SUMPRODUCT([.$I$2:.$I$50]=[.S29];[.$J$2:.$J$50]=[.R2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29];[.$J$2:.$J$50]=[.R29];[.$K$2:.$K$50])" office:value-type="float" office:value="0">
            <text:p>0</text:p>
          </table:table-cell>
          <table:table-cell table:formula="of:=[.W29]+[.U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29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29]+1" office:value-type="float" office:value="5">
            <text:p>5</text:p>
          </table:table-cell>
          <table:table-cell table:formula="of:=IF(ROW([.A28])&lt;=MAX([.$D$2:.$D$8])^2;[.J23]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29]" office:value-type="float" office:value="3">
            <text:p>3</text:p>
          </table:table-cell>
          <table:table-cell table:formula="of:=[.S20]" office:value-type="float" office:value="4">
            <text:p>4</text:p>
          </table:table-cell>
          <table:table-cell table:formula="of:=[.T20]" office:value-type="float" office:value="7">
            <text:p>7</text:p>
          </table:table-cell>
          <table:table-cell table:formula="of:=SUMPRODUCT([.$I$2:.$I$50]=[.S30];[.$J$2:.$J$50]=[.R3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0];[.$J$2:.$J$50]=[.R30];[.$K$2:.$K$50])" office:value-type="float" office:value="0">
            <text:p>0</text:p>
          </table:table-cell>
          <table:table-cell table:formula="of:=[.W30]+[.U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30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0]" office:value-type="float" office:value="5">
            <text:p>5</text:p>
          </table:table-cell>
          <table:table-cell table:formula="of:=IF(ROW([.A29])&lt;=MAX([.$D$2:.$D$8])^2;[.J24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0]" office:value-type="float" office:value="3">
            <text:p>3</text:p>
          </table:table-cell>
          <table:table-cell table:formula="of:=[.S21]" office:value-type="float" office:value="5">
            <text:p>5</text:p>
          </table:table-cell>
          <table:table-cell table:formula="of:=[.T21]" office:value-type="float" office:value="6">
            <text:p>6</text:p>
          </table:table-cell>
          <table:table-cell table:formula="of:=SUMPRODUCT([.$I$2:.$I$50]=[.S31];[.$J$2:.$J$50]=[.R3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1];[.$J$2:.$J$50]=[.R31];[.$K$2:.$K$50])" office:value-type="float" office:value="0">
            <text:p>0</text:p>
          </table:table-cell>
          <table:table-cell table:formula="of:=[.W31]+[.U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31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1]" office:value-type="float" office:value="5">
            <text:p>5</text:p>
          </table:table-cell>
          <table:table-cell table:formula="of:=IF(ROW([.A30])&lt;=MAX([.$D$2:.$D$8])^2;[.J25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1]" office:value-type="float" office:value="3">
            <text:p>3</text:p>
          </table:table-cell>
          <table:table-cell table:formula="of:=[.S22]" office:value-type="float" office:value="6">
            <text:p>6</text:p>
          </table:table-cell>
          <table:table-cell table:formula="of:=[.T22]" office:value-type="float" office:value="7">
            <text:p>7</text:p>
          </table:table-cell>
          <table:table-cell table:formula="of:=SUMPRODUCT([.$I$2:.$I$50]=[.S32];[.$J$2:.$J$50]=[.R3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2];[.$J$2:.$J$50]=[.R32];[.$K$2:.$K$50])" office:value-type="float" office:value="0">
            <text:p>0</text:p>
          </table:table-cell>
          <table:table-cell table:formula="of:=[.W32]+[.U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32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2]" office:value-type="float" office:value="5">
            <text:p>5</text:p>
          </table:table-cell>
          <table:table-cell table:formula="of:=IF(ROW([.A31])&lt;=MAX([.$D$2:.$D$8])^2;[.J26]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2]+1" office:value-type="float" office:value="4">
            <text:p>4</text:p>
          </table:table-cell>
          <table:table-cell table:formula="of:=[.S23]" office:value-type="float" office:value="1">
            <text:p>1</text:p>
          </table:table-cell>
          <table:table-cell table:formula="of:=[.T23]" office:value-type="float" office:value="2">
            <text:p>2</text:p>
          </table:table-cell>
          <table:table-cell table:formula="of:=SUMPRODUCT([.$I$2:.$I$50]=[.S33];[.$J$2:.$J$50]=[.R33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33];[.$J$2:.$J$50]=[.R33];[.$K$2:.$K$50])" office:value-type="float" office:value="0">
            <text:p>0</text:p>
          </table:table-cell>
          <table:table-cell table:formula="of:=[.W33]+[.U33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3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3]" office:value-type="float" office:value="5">
            <text:p>5</text:p>
          </table:table-cell>
          <table:table-cell table:formula="of:=IF(ROW([.A32])&lt;=MAX([.$D$2:.$D$8])^2;[.J27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3]" office:value-type="float" office:value="4">
            <text:p>4</text:p>
          </table:table-cell>
          <table:table-cell table:formula="of:=[.S24]" office:value-type="float" office:value="1">
            <text:p>1</text:p>
          </table:table-cell>
          <table:table-cell table:formula="of:=[.T24]" office:value-type="float" office:value="3">
            <text:p>3</text:p>
          </table:table-cell>
          <table:table-cell table:formula="of:=SUMPRODUCT([.$I$2:.$I$50]=[.S34];[.$J$2:.$J$50]=[.R34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34];[.$J$2:.$J$50]=[.R34];[.$K$2:.$K$50])" office:value-type="float" office:value="0">
            <text:p>0</text:p>
          </table:table-cell>
          <table:table-cell table:formula="of:=[.W34]+[.U34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4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4]" office:value-type="float" office:value="5">
            <text:p>5</text:p>
          </table:table-cell>
          <table:table-cell table:formula="of:=IF(ROW([.A33])&lt;=MAX([.$D$2:.$D$8])^2;[.J28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4]" office:value-type="float" office:value="4">
            <text:p>4</text:p>
          </table:table-cell>
          <table:table-cell table:formula="of:=[.S25]" office:value-type="float" office:value="2">
            <text:p>2</text:p>
          </table:table-cell>
          <table:table-cell table:formula="of:=[.T25]" office:value-type="float" office:value="4">
            <text:p>4</text:p>
          </table:table-cell>
          <table:table-cell table:formula="of:=SUMPRODUCT([.$I$2:.$I$50]=[.S35];[.$J$2:.$J$50]=[.R3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5];[.$J$2:.$J$50]=[.R35];[.$K$2:.$K$50])" office:value-type="float" office:value="1">
            <text:p>1</text:p>
          </table:table-cell>
          <table:table-cell table:formula="of:=[.W35]+[.U35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5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5]" office:value-type="float" office:value="5">
            <text:p>5</text:p>
          </table:table-cell>
          <table:table-cell table:formula="of:=IF(ROW([.A34])&lt;=MAX([.$D$2:.$D$8])^2;[.J29];&quot;&quot;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35]" office:value-type="float" office:value="4">
            <text:p>4</text:p>
          </table:table-cell>
          <table:table-cell table:formula="of:=[.S26]" office:value-type="float" office:value="3">
            <text:p>3</text:p>
          </table:table-cell>
          <table:table-cell table:formula="of:=[.T26]" office:value-type="float" office:value="4">
            <text:p>4</text:p>
          </table:table-cell>
          <table:table-cell table:formula="of:=SUMPRODUCT([.$I$2:.$I$50]=[.S36];[.$J$2:.$J$50]=[.R3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6];[.$J$2:.$J$50]=[.R36];[.$K$2:.$K$50])" office:value-type="float" office:value="1">
            <text:p>1</text:p>
          </table:table-cell>
          <table:table-cell table:formula="of:=[.W36]+[.U36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6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6]+1" office:value-type="float" office:value="6">
            <text:p>6</text:p>
          </table:table-cell>
          <table:table-cell table:formula="of:=IF(ROW([.A35])&lt;=MAX([.$D$2:.$D$8])^2;[.J30];&quot;&quot;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36]" office:value-type="float" office:value="4">
            <text:p>4</text:p>
          </table:table-cell>
          <table:table-cell table:formula="of:=[.S27]" office:value-type="float" office:value="3">
            <text:p>3</text:p>
          </table:table-cell>
          <table:table-cell table:formula="of:=[.T27]" office:value-type="float" office:value="5">
            <text:p>5</text:p>
          </table:table-cell>
          <table:table-cell table:formula="of:=SUMPRODUCT([.$I$2:.$I$50]=[.S37];[.$J$2:.$J$50]=[.R3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37];[.$J$2:.$J$50]=[.R37];[.$K$2:.$K$50])" office:value-type="float" office:value="0">
            <text:p>0</text:p>
          </table:table-cell>
          <table:table-cell table:formula="of:=[.W37]+[.U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37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7]" office:value-type="float" office:value="6">
            <text:p>6</text:p>
          </table:table-cell>
          <table:table-cell table:formula="of:=IF(ROW([.A36])&lt;=MAX([.$D$2:.$D$8])^2;[.J31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7]" office:value-type="float" office:value="4">
            <text:p>4</text:p>
          </table:table-cell>
          <table:table-cell table:formula="of:=[.S28]" office:value-type="float" office:value="4">
            <text:p>4</text:p>
          </table:table-cell>
          <table:table-cell table:formula="of:=[.T28]" office:value-type="float" office:value="5">
            <text:p>5</text:p>
          </table:table-cell>
          <table:table-cell table:formula="of:=SUMPRODUCT([.$I$2:.$I$50]=[.S38];[.$J$2:.$J$50]=[.R38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38];[.$J$2:.$J$50]=[.R38];[.$K$2:.$K$50])" office:value-type="float" office:value="0">
            <text:p>0</text:p>
          </table:table-cell>
          <table:table-cell table:formula="of:=[.W38]+[.U38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8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8]" office:value-type="float" office:value="6">
            <text:p>6</text:p>
          </table:table-cell>
          <table:table-cell table:formula="of:=IF(ROW([.A37])&lt;=MAX([.$D$2:.$D$8])^2;[.J32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8]" office:value-type="float" office:value="4">
            <text:p>4</text:p>
          </table:table-cell>
          <table:table-cell table:formula="of:=[.S29]" office:value-type="float" office:value="4">
            <text:p>4</text:p>
          </table:table-cell>
          <table:table-cell table:formula="of:=[.T29]" office:value-type="float" office:value="6">
            <text:p>6</text:p>
          </table:table-cell>
          <table:table-cell table:formula="of:=SUMPRODUCT([.$I$2:.$I$50]=[.S39];[.$J$2:.$J$50]=[.R39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39];[.$J$2:.$J$50]=[.R39];[.$K$2:.$K$50])" office:value-type="float" office:value="0">
            <text:p>0</text:p>
          </table:table-cell>
          <table:table-cell table:formula="of:=[.W39]+[.U39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39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39]" office:value-type="float" office:value="6">
            <text:p>6</text:p>
          </table:table-cell>
          <table:table-cell table:formula="of:=IF(ROW([.A38])&lt;=MAX([.$D$2:.$D$8])^2;[.J33]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39]" office:value-type="float" office:value="4">
            <text:p>4</text:p>
          </table:table-cell>
          <table:table-cell table:formula="of:=[.S30]" office:value-type="float" office:value="4">
            <text:p>4</text:p>
          </table:table-cell>
          <table:table-cell table:formula="of:=[.T30]" office:value-type="float" office:value="7">
            <text:p>7</text:p>
          </table:table-cell>
          <table:table-cell table:formula="of:=SUMPRODUCT([.$I$2:.$I$50]=[.S40];[.$J$2:.$J$50]=[.R40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40];[.$J$2:.$J$50]=[.R40];[.$K$2:.$K$50])" office:value-type="float" office:value="0">
            <text:p>0</text:p>
          </table:table-cell>
          <table:table-cell table:formula="of:=[.W40]+[.U40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40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40]" office:value-type="float" office:value="6">
            <text:p>6</text:p>
          </table:table-cell>
          <table:table-cell table:formula="of:=IF(ROW([.A39])&lt;=MAX([.$D$2:.$D$8])^2;[.J34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0]" office:value-type="float" office:value="4">
            <text:p>4</text:p>
          </table:table-cell>
          <table:table-cell table:formula="of:=[.S31]" office:value-type="float" office:value="5">
            <text:p>5</text:p>
          </table:table-cell>
          <table:table-cell table:formula="of:=[.T31]" office:value-type="float" office:value="6">
            <text:p>6</text:p>
          </table:table-cell>
          <table:table-cell table:formula="of:=SUMPRODUCT([.$I$2:.$I$50]=[.S41];[.$J$2:.$J$50]=[.R4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1];[.$J$2:.$J$50]=[.R41];[.$K$2:.$K$50])" office:value-type="float" office:value="0">
            <text:p>0</text:p>
          </table:table-cell>
          <table:table-cell table:formula="of:=[.W41]+[.U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1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41]" office:value-type="float" office:value="6">
            <text:p>6</text:p>
          </table:table-cell>
          <table:table-cell table:formula="of:=IF(ROW([.A40])&lt;=MAX([.$D$2:.$D$8])^2;[.J35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1]" office:value-type="float" office:value="4">
            <text:p>4</text:p>
          </table:table-cell>
          <table:table-cell table:formula="of:=[.S32]" office:value-type="float" office:value="6">
            <text:p>6</text:p>
          </table:table-cell>
          <table:table-cell table:formula="of:=[.T32]" office:value-type="float" office:value="7">
            <text:p>7</text:p>
          </table:table-cell>
          <table:table-cell table:formula="of:=SUMPRODUCT([.$I$2:.$I$50]=[.S42];[.$J$2:.$J$50]=[.R4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2];[.$J$2:.$J$50]=[.R42];[.$K$2:.$K$50])" office:value-type="float" office:value="0">
            <text:p>0</text:p>
          </table:table-cell>
          <table:table-cell table:formula="of:=[.W42]+[.U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2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42]" office:value-type="float" office:value="6">
            <text:p>6</text:p>
          </table:table-cell>
          <table:table-cell table:formula="of:=IF(ROW([.A41])&lt;=MAX([.$D$2:.$D$8])^2;[.J36]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2]+1" office:value-type="float" office:value="5">
            <text:p>5</text:p>
          </table:table-cell>
          <table:table-cell table:formula="of:=[.S33]" office:value-type="float" office:value="1">
            <text:p>1</text:p>
          </table:table-cell>
          <table:table-cell table:formula="of:=[.T33]" office:value-type="float" office:value="2">
            <text:p>2</text:p>
          </table:table-cell>
          <table:table-cell table:formula="of:=SUMPRODUCT([.$I$2:.$I$50]=[.S43];[.$J$2:.$J$50]=[.R4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3];[.$J$2:.$J$50]=[.R43];[.$K$2:.$K$50])" office:value-type="float" office:value="0">
            <text:p>0</text:p>
          </table:table-cell>
          <table:table-cell table:formula="of:=[.W43]+[.U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3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43]+1" office:value-type="float" office:value="7">
            <text:p>7</text:p>
          </table:table-cell>
          <table:table-cell table:formula="of:=IF(ROW([.A42])&lt;=MAX([.$D$2:.$D$8])^2;[.J37];&quot;&quot;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3]" office:value-type="float" office:value="5">
            <text:p>5</text:p>
          </table:table-cell>
          <table:table-cell table:formula="of:=[.S34]" office:value-type="float" office:value="1">
            <text:p>1</text:p>
          </table:table-cell>
          <table:table-cell table:formula="of:=[.T34]" office:value-type="float" office:value="3">
            <text:p>3</text:p>
          </table:table-cell>
          <table:table-cell table:formula="of:=SUMPRODUCT([.$I$2:.$I$50]=[.S44];[.$J$2:.$J$50]=[.R4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4];[.$J$2:.$J$50]=[.R44];[.$K$2:.$K$50])" office:value-type="float" office:value="0">
            <text:p>0</text:p>
          </table:table-cell>
          <table:table-cell table:formula="of:=[.W44]+[.U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4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44]" office:value-type="float" office:value="7">
            <text:p>7</text:p>
          </table:table-cell>
          <table:table-cell table:formula="of:=IF(ROW([.A43])&lt;=MAX([.$D$2:.$D$8])^2;[.J38]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4]" office:value-type="float" office:value="5">
            <text:p>5</text:p>
          </table:table-cell>
          <table:table-cell table:formula="of:=[.S35]" office:value-type="float" office:value="2">
            <text:p>2</text:p>
          </table:table-cell>
          <table:table-cell table:formula="of:=[.T35]" office:value-type="float" office:value="4">
            <text:p>4</text:p>
          </table:table-cell>
          <table:table-cell table:formula="of:=SUMPRODUCT([.$I$2:.$I$50]=[.S45];[.$J$2:.$J$50]=[.R4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5];[.$J$2:.$J$50]=[.R45];[.$K$2:.$K$50])" office:value-type="float" office:value="0">
            <text:p>0</text:p>
          </table:table-cell>
          <table:table-cell table:formula="of:=[.W45]+[.U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5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45]" office:value-type="float" office:value="7">
            <text:p>7</text:p>
          </table:table-cell>
          <table:table-cell table:formula="of:=IF(ROW([.A44])&lt;=MAX([.$D$2:.$D$8])^2;[.J39]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5]" office:value-type="float" office:value="5">
            <text:p>5</text:p>
          </table:table-cell>
          <table:table-cell table:formula="of:=[.S36]" office:value-type="float" office:value="3">
            <text:p>3</text:p>
          </table:table-cell>
          <table:table-cell table:formula="of:=[.T36]" office:value-type="float" office:value="4">
            <text:p>4</text:p>
          </table:table-cell>
          <table:table-cell table:formula="of:=SUMPRODUCT([.$I$2:.$I$50]=[.S46];[.$J$2:.$J$50]=[.R4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6];[.$J$2:.$J$50]=[.R46];[.$K$2:.$K$50])" office:value-type="float" office:value="0">
            <text:p>0</text:p>
          </table:table-cell>
          <table:table-cell table:formula="of:=[.W46]+[.U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6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46]" office:value-type="float" office:value="7">
            <text:p>7</text:p>
          </table:table-cell>
          <table:table-cell table:formula="of:=IF(ROW([.A45])&lt;=MAX([.$D$2:.$D$8])^2;[.J40]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6]" office:value-type="float" office:value="5">
            <text:p>5</text:p>
          </table:table-cell>
          <table:table-cell table:formula="of:=[.S37]" office:value-type="float" office:value="3">
            <text:p>3</text:p>
          </table:table-cell>
          <table:table-cell table:formula="of:=[.T37]" office:value-type="float" office:value="5">
            <text:p>5</text:p>
          </table:table-cell>
          <table:table-cell table:formula="of:=SUMPRODUCT([.$I$2:.$I$50]=[.S47];[.$J$2:.$J$50]=[.R4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7];[.$J$2:.$J$50]=[.R47];[.$K$2:.$K$50])" office:value-type="float" office:value="0">
            <text:p>0</text:p>
          </table:table-cell>
          <table:table-cell table:formula="of:=[.W47]+[.U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7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47]" office:value-type="float" office:value="7">
            <text:p>7</text:p>
          </table:table-cell>
          <table:table-cell table:formula="of:=IF(ROW([.A46])&lt;=MAX([.$D$2:.$D$8])^2;[.J41]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7]" office:value-type="float" office:value="5">
            <text:p>5</text:p>
          </table:table-cell>
          <table:table-cell table:formula="of:=[.S38]" office:value-type="float" office:value="4">
            <text:p>4</text:p>
          </table:table-cell>
          <table:table-cell table:formula="of:=[.T38]" office:value-type="float" office:value="5">
            <text:p>5</text:p>
          </table:table-cell>
          <table:table-cell table:formula="of:=SUMPRODUCT([.$I$2:.$I$50]=[.S48];[.$J$2:.$J$50]=[.R4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8];[.$J$2:.$J$50]=[.R48];[.$K$2:.$K$50])" office:value-type="float" office:value="0">
            <text:p>0</text:p>
          </table:table-cell>
          <table:table-cell table:formula="of:=[.W48]+[.U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8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formula="of:=[.I48]" office:value-type="float" office:value="7">
            <text:p>7</text:p>
          </table:table-cell>
          <table:table-cell table:formula="of:=IF(ROW([.A47])&lt;=MAX([.$D$2:.$D$8])^2;[.J42]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R48]" office:value-type="float" office:value="5">
            <text:p>5</text:p>
          </table:table-cell>
          <table:table-cell table:formula="of:=[.S39]" office:value-type="float" office:value="4">
            <text:p>4</text:p>
          </table:table-cell>
          <table:table-cell table:formula="of:=[.T39]" office:value-type="float" office:value="6">
            <text:p>6</text:p>
          </table:table-cell>
          <table:table-cell table:formula="of:=SUMPRODUCT([.$I$2:.$I$50]=[.S49];[.$J$2:.$J$50]=[.R4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49];[.$J$2:.$J$50]=[.R49];[.$K$2:.$K$50])" office:value-type="float" office:value="0">
            <text:p>0</text:p>
          </table:table-cell>
          <table:table-cell table:formula="of:=[.W49]+[.U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49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7"/>
          <table:table-cell table:formula="of:=[.I49]" office:value-type="float" office:value="7">
            <text:p>7</text:p>
          </table:table-cell>
          <table:table-cell table:formula="of:=IF(ROW([.A48])&lt;=MAX([.$D$2:.$D$8])^2;[.J43];&quot;&quot;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[.R49]" office:value-type="float" office:value="5">
            <text:p>5</text:p>
          </table:table-cell>
          <table:table-cell table:formula="of:=[.S40]" office:value-type="float" office:value="4">
            <text:p>4</text:p>
          </table:table-cell>
          <table:table-cell table:formula="of:=[.T40]" office:value-type="float" office:value="7">
            <text:p>7</text:p>
          </table:table-cell>
          <table:table-cell table:formula="of:=SUMPRODUCT([.$I$2:.$I$50]=[.S50];[.$J$2:.$J$50]=[.R5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0];[.$J$2:.$J$50]=[.R50];[.$K$2:.$K$50])" office:value-type="float" office:value="0">
            <text:p>0</text:p>
          </table:table-cell>
          <table:table-cell table:formula="of:=[.W50]+[.U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0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/>
          <table:table-cell table:number-columns-repeated="7"/>
          <table:table-cell table:formula="of:=[.R50]" office:value-type="float" office:value="5">
            <text:p>5</text:p>
          </table:table-cell>
          <table:table-cell table:formula="of:=[.S41]" office:value-type="float" office:value="5">
            <text:p>5</text:p>
          </table:table-cell>
          <table:table-cell table:formula="of:=[.T41]" office:value-type="float" office:value="6">
            <text:p>6</text:p>
          </table:table-cell>
          <table:table-cell table:formula="of:=SUMPRODUCT([.$I$2:.$I$50]=[.S51];[.$J$2:.$J$50]=[.R5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1];[.$J$2:.$J$50]=[.R51];[.$K$2:.$K$50])" office:value-type="float" office:value="0">
            <text:p>0</text:p>
          </table:table-cell>
          <table:table-cell table:formula="of:=[.W51]+[.U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1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0])&lt;=MAX([.$D$2:.$D$8])^2;[.J45];&quot;&quot;)">
            <text:p/>
          </table:table-cell>
          <table:table-cell table:number-columns-repeated="7"/>
          <table:table-cell table:formula="of:=[.R51]" office:value-type="float" office:value="5">
            <text:p>5</text:p>
          </table:table-cell>
          <table:table-cell table:formula="of:=[.S42]" office:value-type="float" office:value="6">
            <text:p>6</text:p>
          </table:table-cell>
          <table:table-cell table:formula="of:=[.T42]" office:value-type="float" office:value="7">
            <text:p>7</text:p>
          </table:table-cell>
          <table:table-cell table:formula="of:=SUMPRODUCT([.$I$2:.$I$50]=[.S52];[.$J$2:.$J$50]=[.R5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2];[.$J$2:.$J$50]=[.R52];[.$K$2:.$K$50])" office:value-type="float" office:value="0">
            <text:p>0</text:p>
          </table:table-cell>
          <table:table-cell table:formula="of:=[.W52]+[.U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2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1])&lt;=MAX([.$D$2:.$D$8])^2;[.J46];&quot;&quot;)">
            <text:p/>
          </table:table-cell>
          <table:table-cell table:number-columns-repeated="7"/>
          <table:table-cell table:formula="of:=[.R52]+1" office:value-type="float" office:value="6">
            <text:p>6</text:p>
          </table:table-cell>
          <table:table-cell table:formula="of:=[.S43]" office:value-type="float" office:value="1">
            <text:p>1</text:p>
          </table:table-cell>
          <table:table-cell table:formula="of:=[.T43]" office:value-type="float" office:value="2">
            <text:p>2</text:p>
          </table:table-cell>
          <table:table-cell table:formula="of:=SUMPRODUCT([.$I$2:.$I$50]=[.S53];[.$J$2:.$J$50]=[.R5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3];[.$J$2:.$J$50]=[.R53];[.$K$2:.$K$50])" office:value-type="float" office:value="0">
            <text:p>0</text:p>
          </table:table-cell>
          <table:table-cell table:formula="of:=[.W53]+[.U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3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2])&lt;=MAX([.$D$2:.$D$8])^2;[.J47];&quot;&quot;)">
            <text:p/>
          </table:table-cell>
          <table:table-cell table:number-columns-repeated="7"/>
          <table:table-cell table:formula="of:=[.R53]" office:value-type="float" office:value="6">
            <text:p>6</text:p>
          </table:table-cell>
          <table:table-cell table:formula="of:=[.S44]" office:value-type="float" office:value="1">
            <text:p>1</text:p>
          </table:table-cell>
          <table:table-cell table:formula="of:=[.T44]" office:value-type="float" office:value="3">
            <text:p>3</text:p>
          </table:table-cell>
          <table:table-cell table:formula="of:=SUMPRODUCT([.$I$2:.$I$50]=[.S54];[.$J$2:.$J$50]=[.R5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4];[.$J$2:.$J$50]=[.R54];[.$K$2:.$K$50])" office:value-type="float" office:value="0">
            <text:p>0</text:p>
          </table:table-cell>
          <table:table-cell table:formula="of:=[.W54]+[.U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4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3])&lt;=MAX([.$D$2:.$D$8])^2;[.J48];&quot;&quot;)">
            <text:p/>
          </table:table-cell>
          <table:table-cell table:number-columns-repeated="7"/>
          <table:table-cell table:formula="of:=[.R54]" office:value-type="float" office:value="6">
            <text:p>6</text:p>
          </table:table-cell>
          <table:table-cell table:formula="of:=[.S45]" office:value-type="float" office:value="2">
            <text:p>2</text:p>
          </table:table-cell>
          <table:table-cell table:formula="of:=[.T45]" office:value-type="float" office:value="4">
            <text:p>4</text:p>
          </table:table-cell>
          <table:table-cell table:formula="of:=SUMPRODUCT([.$I$2:.$I$50]=[.S55];[.$J$2:.$J$50]=[.R5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5];[.$J$2:.$J$50]=[.R55];[.$K$2:.$K$50])" office:value-type="float" office:value="0">
            <text:p>0</text:p>
          </table:table-cell>
          <table:table-cell table:formula="of:=[.W55]+[.U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5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4])&lt;=MAX([.$D$2:.$D$8])^2;[.J49];&quot;&quot;)">
            <text:p/>
          </table:table-cell>
          <table:table-cell table:number-columns-repeated="7"/>
          <table:table-cell table:formula="of:=[.R55]" office:value-type="float" office:value="6">
            <text:p>6</text:p>
          </table:table-cell>
          <table:table-cell table:formula="of:=[.S46]" office:value-type="float" office:value="3">
            <text:p>3</text:p>
          </table:table-cell>
          <table:table-cell table:formula="of:=[.T46]" office:value-type="float" office:value="4">
            <text:p>4</text:p>
          </table:table-cell>
          <table:table-cell table:formula="of:=SUMPRODUCT([.$I$2:.$I$50]=[.S56];[.$J$2:.$J$50]=[.R5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6];[.$J$2:.$J$50]=[.R56];[.$K$2:.$K$50])" office:value-type="float" office:value="0">
            <text:p>0</text:p>
          </table:table-cell>
          <table:table-cell table:formula="of:=[.W56]+[.U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6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5])&lt;=MAX([.$D$2:.$D$8])^2;[.J50];&quot;&quot;)">
            <text:p/>
          </table:table-cell>
          <table:table-cell table:number-columns-repeated="7"/>
          <table:table-cell table:formula="of:=[.R56]" office:value-type="float" office:value="6">
            <text:p>6</text:p>
          </table:table-cell>
          <table:table-cell table:formula="of:=[.S47]" office:value-type="float" office:value="3">
            <text:p>3</text:p>
          </table:table-cell>
          <table:table-cell table:formula="of:=[.T47]" office:value-type="float" office:value="5">
            <text:p>5</text:p>
          </table:table-cell>
          <table:table-cell table:formula="of:=SUMPRODUCT([.$I$2:.$I$50]=[.S57];[.$J$2:.$J$50]=[.R5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7];[.$J$2:.$J$50]=[.R57];[.$K$2:.$K$50])" office:value-type="float" office:value="0">
            <text:p>0</text:p>
          </table:table-cell>
          <table:table-cell table:formula="of:=[.W57]+[.U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7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6])&lt;=MAX([.$D$2:.$D$8])^2;[.J51];&quot;&quot;)">
            <text:p/>
          </table:table-cell>
          <table:table-cell table:number-columns-repeated="7"/>
          <table:table-cell table:formula="of:=[.R57]" office:value-type="float" office:value="6">
            <text:p>6</text:p>
          </table:table-cell>
          <table:table-cell table:formula="of:=[.S48]" office:value-type="float" office:value="4">
            <text:p>4</text:p>
          </table:table-cell>
          <table:table-cell table:formula="of:=[.T48]" office:value-type="float" office:value="5">
            <text:p>5</text:p>
          </table:table-cell>
          <table:table-cell table:formula="of:=SUMPRODUCT([.$I$2:.$I$50]=[.S58];[.$J$2:.$J$50]=[.R5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8];[.$J$2:.$J$50]=[.R58];[.$K$2:.$K$50])" office:value-type="float" office:value="0">
            <text:p>0</text:p>
          </table:table-cell>
          <table:table-cell table:formula="of:=[.W58]+[.U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8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7])&lt;=MAX([.$D$2:.$D$8])^2;[.J52];&quot;&quot;)">
            <text:p/>
          </table:table-cell>
          <table:table-cell table:number-columns-repeated="7"/>
          <table:table-cell table:formula="of:=[.R58]" office:value-type="float" office:value="6">
            <text:p>6</text:p>
          </table:table-cell>
          <table:table-cell table:formula="of:=[.S49]" office:value-type="float" office:value="4">
            <text:p>4</text:p>
          </table:table-cell>
          <table:table-cell table:formula="of:=[.T49]" office:value-type="float" office:value="6">
            <text:p>6</text:p>
          </table:table-cell>
          <table:table-cell table:formula="of:=SUMPRODUCT([.$I$2:.$I$50]=[.S59];[.$J$2:.$J$50]=[.R5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59];[.$J$2:.$J$50]=[.R59];[.$K$2:.$K$50])" office:value-type="float" office:value="0">
            <text:p>0</text:p>
          </table:table-cell>
          <table:table-cell table:formula="of:=[.W59]+[.U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59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8])&lt;=MAX([.$D$2:.$D$8])^2;[.J53];&quot;&quot;)">
            <text:p/>
          </table:table-cell>
          <table:table-cell table:number-columns-repeated="7"/>
          <table:table-cell table:formula="of:=[.R59]" office:value-type="float" office:value="6">
            <text:p>6</text:p>
          </table:table-cell>
          <table:table-cell table:formula="of:=[.S50]" office:value-type="float" office:value="4">
            <text:p>4</text:p>
          </table:table-cell>
          <table:table-cell table:formula="of:=[.T50]" office:value-type="float" office:value="7">
            <text:p>7</text:p>
          </table:table-cell>
          <table:table-cell table:formula="of:=SUMPRODUCT([.$I$2:.$I$50]=[.S60];[.$J$2:.$J$50]=[.R6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0];[.$J$2:.$J$50]=[.R60];[.$K$2:.$K$50])" office:value-type="float" office:value="0">
            <text:p>0</text:p>
          </table:table-cell>
          <table:table-cell table:formula="of:=[.W60]+[.U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0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59])&lt;=MAX([.$D$2:.$D$8])^2;[.J54];&quot;&quot;)">
            <text:p/>
          </table:table-cell>
          <table:table-cell table:number-columns-repeated="7"/>
          <table:table-cell table:formula="of:=[.R60]" office:value-type="float" office:value="6">
            <text:p>6</text:p>
          </table:table-cell>
          <table:table-cell table:formula="of:=[.S51]" office:value-type="float" office:value="5">
            <text:p>5</text:p>
          </table:table-cell>
          <table:table-cell table:formula="of:=[.T51]" office:value-type="float" office:value="6">
            <text:p>6</text:p>
          </table:table-cell>
          <table:table-cell table:formula="of:=SUMPRODUCT([.$I$2:.$I$50]=[.S61];[.$J$2:.$J$50]=[.R61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1];[.$J$2:.$J$50]=[.R61];[.$K$2:.$K$50])" office:value-type="float" office:value="0">
            <text:p>0</text:p>
          </table:table-cell>
          <table:table-cell table:formula="of:=[.W61]+[.U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1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0])&lt;=MAX([.$D$2:.$D$8])^2;[.J55];&quot;&quot;)">
            <text:p/>
          </table:table-cell>
          <table:table-cell table:number-columns-repeated="7"/>
          <table:table-cell table:formula="of:=[.R61]" office:value-type="float" office:value="6">
            <text:p>6</text:p>
          </table:table-cell>
          <table:table-cell table:formula="of:=[.S52]" office:value-type="float" office:value="6">
            <text:p>6</text:p>
          </table:table-cell>
          <table:table-cell table:formula="of:=[.T52]" office:value-type="float" office:value="7">
            <text:p>7</text:p>
          </table:table-cell>
          <table:table-cell table:formula="of:=SUMPRODUCT([.$I$2:.$I$50]=[.S62];[.$J$2:.$J$50]=[.R6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2];[.$J$2:.$J$50]=[.R62];[.$K$2:.$K$50])" office:value-type="float" office:value="0">
            <text:p>0</text:p>
          </table:table-cell>
          <table:table-cell table:formula="of:=[.W62]+[.U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2];[.$G$2:.$G$8])" office:value-type="float" office:value="0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1])&lt;=MAX([.$D$2:.$D$8])^2;[.J56];&quot;&quot;)">
            <text:p/>
          </table:table-cell>
          <table:table-cell table:number-columns-repeated="7"/>
          <table:table-cell table:formula="of:=[.R62]+1" office:value-type="float" office:value="7">
            <text:p>7</text:p>
          </table:table-cell>
          <table:table-cell table:formula="of:=[.S53]" office:value-type="float" office:value="1">
            <text:p>1</text:p>
          </table:table-cell>
          <table:table-cell table:formula="of:=[.T53]" office:value-type="float" office:value="2">
            <text:p>2</text:p>
          </table:table-cell>
          <table:table-cell table:formula="of:=SUMPRODUCT([.$I$2:.$I$50]=[.S63];[.$J$2:.$J$50]=[.R63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3];[.$J$2:.$J$50]=[.R63];[.$K$2:.$K$50])" office:value-type="float" office:value="0">
            <text:p>0</text:p>
          </table:table-cell>
          <table:table-cell table:formula="of:=[.W63]+[.U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3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2])&lt;=MAX([.$D$2:.$D$8])^2;[.J57];&quot;&quot;)">
            <text:p/>
          </table:table-cell>
          <table:table-cell table:number-columns-repeated="7"/>
          <table:table-cell table:formula="of:=[.R63]" office:value-type="float" office:value="7">
            <text:p>7</text:p>
          </table:table-cell>
          <table:table-cell table:formula="of:=[.S54]" office:value-type="float" office:value="1">
            <text:p>1</text:p>
          </table:table-cell>
          <table:table-cell table:formula="of:=[.T54]" office:value-type="float" office:value="3">
            <text:p>3</text:p>
          </table:table-cell>
          <table:table-cell table:formula="of:=SUMPRODUCT([.$I$2:.$I$50]=[.S64];[.$J$2:.$J$50]=[.R64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4];[.$J$2:.$J$50]=[.R64];[.$K$2:.$K$50])" office:value-type="float" office:value="0">
            <text:p>0</text:p>
          </table:table-cell>
          <table:table-cell table:formula="of:=[.W64]+[.U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4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3])&lt;=MAX([.$D$2:.$D$8])^2;[.J58];&quot;&quot;)">
            <text:p/>
          </table:table-cell>
          <table:table-cell table:number-columns-repeated="7"/>
          <table:table-cell table:formula="of:=[.R64]" office:value-type="float" office:value="7">
            <text:p>7</text:p>
          </table:table-cell>
          <table:table-cell table:formula="of:=[.S55]" office:value-type="float" office:value="2">
            <text:p>2</text:p>
          </table:table-cell>
          <table:table-cell table:formula="of:=[.T55]" office:value-type="float" office:value="4">
            <text:p>4</text:p>
          </table:table-cell>
          <table:table-cell table:formula="of:=SUMPRODUCT([.$I$2:.$I$50]=[.S65];[.$J$2:.$J$50]=[.R65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5];[.$J$2:.$J$50]=[.R65];[.$K$2:.$K$50])" office:value-type="float" office:value="0">
            <text:p>0</text:p>
          </table:table-cell>
          <table:table-cell table:formula="of:=[.W65]+[.U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5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4])&lt;=MAX([.$D$2:.$D$8])^2;[.J59];&quot;&quot;)">
            <text:p/>
          </table:table-cell>
          <table:table-cell table:number-columns-repeated="7"/>
          <table:table-cell table:formula="of:=[.R65]" office:value-type="float" office:value="7">
            <text:p>7</text:p>
          </table:table-cell>
          <table:table-cell table:formula="of:=[.S56]" office:value-type="float" office:value="3">
            <text:p>3</text:p>
          </table:table-cell>
          <table:table-cell table:formula="of:=[.T56]" office:value-type="float" office:value="4">
            <text:p>4</text:p>
          </table:table-cell>
          <table:table-cell table:formula="of:=SUMPRODUCT([.$I$2:.$I$50]=[.S66];[.$J$2:.$J$50]=[.R66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6];[.$J$2:.$J$50]=[.R66];[.$K$2:.$K$50])" office:value-type="float" office:value="0">
            <text:p>0</text:p>
          </table:table-cell>
          <table:table-cell table:formula="of:=[.W66]+[.U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6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5])&lt;=MAX([.$D$2:.$D$8])^2;[.J60];&quot;&quot;)">
            <text:p/>
          </table:table-cell>
          <table:table-cell table:number-columns-repeated="7"/>
          <table:table-cell table:formula="of:=[.R66]" office:value-type="float" office:value="7">
            <text:p>7</text:p>
          </table:table-cell>
          <table:table-cell table:formula="of:=[.S57]" office:value-type="float" office:value="3">
            <text:p>3</text:p>
          </table:table-cell>
          <table:table-cell table:formula="of:=[.T57]" office:value-type="float" office:value="5">
            <text:p>5</text:p>
          </table:table-cell>
          <table:table-cell table:formula="of:=SUMPRODUCT([.$I$2:.$I$50]=[.S67];[.$J$2:.$J$50]=[.R67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7];[.$J$2:.$J$50]=[.R67];[.$K$2:.$K$50])" office:value-type="float" office:value="1">
            <text:p>1</text:p>
          </table:table-cell>
          <table:table-cell table:formula="of:=[.W67]+[.U67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67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6])&lt;=MAX([.$D$2:.$D$8])^2;[.J61];&quot;&quot;)">
            <text:p/>
          </table:table-cell>
          <table:table-cell table:number-columns-repeated="7"/>
          <table:table-cell table:formula="of:=[.R67]" office:value-type="float" office:value="7">
            <text:p>7</text:p>
          </table:table-cell>
          <table:table-cell table:formula="of:=[.S58]" office:value-type="float" office:value="4">
            <text:p>4</text:p>
          </table:table-cell>
          <table:table-cell table:formula="of:=[.T58]" office:value-type="float" office:value="5">
            <text:p>5</text:p>
          </table:table-cell>
          <table:table-cell table:formula="of:=SUMPRODUCT([.$I$2:.$I$50]=[.S68];[.$J$2:.$J$50]=[.R68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8];[.$J$2:.$J$50]=[.R68];[.$K$2:.$K$50])" office:value-type="float" office:value="1">
            <text:p>1</text:p>
          </table:table-cell>
          <table:table-cell table:formula="of:=[.W68]+[.U68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68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7])&lt;=MAX([.$D$2:.$D$8])^2;[.J62];&quot;&quot;)">
            <text:p/>
          </table:table-cell>
          <table:table-cell table:number-columns-repeated="7"/>
          <table:table-cell table:formula="of:=[.R68]" office:value-type="float" office:value="7">
            <text:p>7</text:p>
          </table:table-cell>
          <table:table-cell table:formula="of:=[.S59]" office:value-type="float" office:value="4">
            <text:p>4</text:p>
          </table:table-cell>
          <table:table-cell table:formula="of:=[.T59]" office:value-type="float" office:value="6">
            <text:p>6</text:p>
          </table:table-cell>
          <table:table-cell table:formula="of:=SUMPRODUCT([.$I$2:.$I$50]=[.S69];[.$J$2:.$J$50]=[.R69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69];[.$J$2:.$J$50]=[.R69];[.$K$2:.$K$50])" office:value-type="float" office:value="0">
            <text:p>0</text:p>
          </table:table-cell>
          <table:table-cell table:formula="of:=[.W69]+[.U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F$2:.$F$8]=[.R69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8])&lt;=MAX([.$D$2:.$D$8])^2;[.J63];&quot;&quot;)">
            <text:p/>
          </table:table-cell>
          <table:table-cell table:number-columns-repeated="7"/>
          <table:table-cell table:formula="of:=[.R69]" office:value-type="float" office:value="7">
            <text:p>7</text:p>
          </table:table-cell>
          <table:table-cell table:formula="of:=[.S60]" office:value-type="float" office:value="4">
            <text:p>4</text:p>
          </table:table-cell>
          <table:table-cell table:formula="of:=[.T60]" office:value-type="float" office:value="7">
            <text:p>7</text:p>
          </table:table-cell>
          <table:table-cell table:formula="of:=SUMPRODUCT([.$I$2:.$I$50]=[.S70];[.$J$2:.$J$50]=[.R70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70];[.$J$2:.$J$50]=[.R70];[.$K$2:.$K$50])" office:value-type="float" office:value="1">
            <text:p>1</text:p>
          </table:table-cell>
          <table:table-cell table:formula="of:=[.W70]+[.U70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70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69])&lt;=MAX([.$D$2:.$D$8])^2;[.J64];&quot;&quot;)">
            <text:p/>
          </table:table-cell>
          <table:table-cell table:number-columns-repeated="7"/>
          <table:table-cell table:formula="of:=[.R70]" office:value-type="float" office:value="7">
            <text:p>7</text:p>
          </table:table-cell>
          <table:table-cell table:formula="of:=[.S61]" office:value-type="float" office:value="5">
            <text:p>5</text:p>
          </table:table-cell>
          <table:table-cell table:formula="of:=[.T61]" office:value-type="float" office:value="6">
            <text:p>6</text:p>
          </table:table-cell>
          <table:table-cell table:formula="of:=SUMPRODUCT([.$I$2:.$I$50]=[.S71];[.$J$2:.$J$50]=[.R71];[.$K$2:.$K$50])" office:value-type="float" office:value="1">
            <text:p>1</text:p>
          </table:table-cell>
          <table:table-cell office:value-type="string">
            <text:p>+</text:p>
          </table:table-cell>
          <table:table-cell table:formula="of:=SUMPRODUCT([.$I$2:.$I$50]=[.T71];[.$J$2:.$J$50]=[.R71];[.$K$2:.$K$50])" office:value-type="float" office:value="0">
            <text:p>0</text:p>
          </table:table-cell>
          <table:table-cell table:formula="of:=[.W71]+[.U71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71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70])&lt;=MAX([.$D$2:.$D$8])^2;[.J65];&quot;&quot;)">
            <text:p/>
          </table:table-cell>
          <table:table-cell table:number-columns-repeated="7"/>
          <table:table-cell table:formula="of:=[.R71]" office:value-type="float" office:value="7">
            <text:p>7</text:p>
          </table:table-cell>
          <table:table-cell table:formula="of:=[.S62]" office:value-type="float" office:value="6">
            <text:p>6</text:p>
          </table:table-cell>
          <table:table-cell table:formula="of:=[.T62]" office:value-type="float" office:value="7">
            <text:p>7</text:p>
          </table:table-cell>
          <table:table-cell table:formula="of:=SUMPRODUCT([.$I$2:.$I$50]=[.S72];[.$J$2:.$J$50]=[.R72];[.$K$2:.$K$50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I$2:.$I$50]=[.T72];[.$J$2:.$J$50]=[.R72];[.$K$2:.$K$50])" office:value-type="float" office:value="1">
            <text:p>1</text:p>
          </table:table-cell>
          <table:table-cell table:formula="of:=[.W72]+[.U72]" office:value-type="float" office:value="1">
            <text:p>1</text:p>
          </table:table-cell>
          <table:table-cell office:value-type="string">
            <text:p>&lt;=</text:p>
          </table:table-cell>
          <table:table-cell table:formula="of:=SUMPRODUCT([.$F$2:.$F$8]=[.R72];[.$G$2:.$G$8])" office:value-type="float" office:value="1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8"/>
          <table:table-cell table:formula="of:=IF(ROW([.A71])&lt;=MAX([.$D$2:.$D$8])^2;[.J66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72])&lt;=MAX([.$D$2:.$D$8])^2;[.J67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73])&lt;=MAX([.$D$2:.$D$8])^2;[.J68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74])&lt;=MAX([.$D$2:.$D$8])^2;[.J69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75])&lt;=MAX([.$D$2:.$D$8])^2;[.J70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76])&lt;=MAX([.$D$2:.$D$8])^2;[.J71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77])&lt;=MAX([.$D$2:.$D$8])^2;[.J72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78])&lt;=MAX([.$D$2:.$D$8])^2;[.J73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79])&lt;=MAX([.$D$2:.$D$8])^2;[.J74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0])&lt;=MAX([.$D$2:.$D$8])^2;[.J75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1])&lt;=MAX([.$D$2:.$D$8])^2;[.J76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2])&lt;=MAX([.$D$2:.$D$8])^2;[.J77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3])&lt;=MAX([.$D$2:.$D$8])^2;[.J78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4])&lt;=MAX([.$D$2:.$D$8])^2;[.J79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5])&lt;=MAX([.$D$2:.$D$8])^2;[.J80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6])&lt;=MAX([.$D$2:.$D$8])^2;[.J81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7])&lt;=MAX([.$D$2:.$D$8])^2;[.J82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8])&lt;=MAX([.$D$2:.$D$8])^2;[.J83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89])&lt;=MAX([.$D$2:.$D$8])^2;[.J84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0])&lt;=MAX([.$D$2:.$D$8])^2;[.J85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1])&lt;=MAX([.$D$2:.$D$8])^2;[.J86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2])&lt;=MAX([.$D$2:.$D$8])^2;[.J87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3])&lt;=MAX([.$D$2:.$D$8])^2;[.J88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4])&lt;=MAX([.$D$2:.$D$8])^2;[.J89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5])&lt;=MAX([.$D$2:.$D$8])^2;[.J90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6])&lt;=MAX([.$D$2:.$D$8])^2;[.J91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7])&lt;=MAX([.$D$2:.$D$8])^2;[.J92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8])&lt;=MAX([.$D$2:.$D$8])^2;[.J93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99])&lt;=MAX([.$D$2:.$D$8])^2;[.J94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0])&lt;=MAX([.$D$2:.$D$8])^2;[.J95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1])&lt;=MAX([.$D$2:.$D$8])^2;[.J96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2])&lt;=MAX([.$D$2:.$D$8])^2;[.J97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3])&lt;=MAX([.$D$2:.$D$8])^2;[.J98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4])&lt;=MAX([.$D$2:.$D$8])^2;[.J99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5])&lt;=MAX([.$D$2:.$D$8])^2;[.J100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6])&lt;=MAX([.$D$2:.$D$8])^2;[.J101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7])&lt;=MAX([.$D$2:.$D$8])^2;[.J102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8])&lt;=MAX([.$D$2:.$D$8])^2;[.J103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09])&lt;=MAX([.$D$2:.$D$8])^2;[.J104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10])&lt;=MAX([.$D$2:.$D$8])^2;[.J105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11])&lt;=MAX([.$D$2:.$D$8])^2;[.J106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12])&lt;=MAX([.$D$2:.$D$8])^2;[.J107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13])&lt;=MAX([.$D$2:.$D$8])^2;[.J108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14])&lt;=MAX([.$D$2:.$D$8])^2;[.J109];&quot;&quot;)">
            <text:p/>
          </table:table-cell>
          <table:table-cell table:number-columns-repeated="1014"/>
        </table:table-row>
        <table:table-row table:style-name="ro1">
          <table:table-cell/>
          <table:table-cell table:number-columns-repeated="8"/>
          <table:table-cell table:formula="of:=IF(ROW([.A115])&lt;=MAX([.$D$2:.$D$8])^2;[.J110];&quot;&quot;)">
            <text:p/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ROW([.A116])&lt;=MAX([.$D$2:.$D$8])^2;[.J111];&quot;&quot;)">
            <text:p/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ROW([.A117])&lt;=MAX([.$D$2:.$D$8])^2;[.J112];&quot;&quot;)">
            <text:p/>
          </table:table-cell>
          <table:table-cell table:number-columns-repeated="1014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B2]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7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4T17:07:53.95</dc:date>
    <dc:creator>Luiz Claudio Carvalho</dc:creator>
    <meta:editing-duration>PT1H8M15S</meta:editing-duration>
    <meta:editing-cycles>7</meta:editing-cycles>
    <meta:generator>OpenOffice.org/3.3$Win32 OpenOffice.org_project/330m20$Build-9567</meta:generator>
    <meta:document-statistic meta:table-count="3" meta:cell-count="1069" meta:object-count="0"/>
  </office:meta>
</office:document-meta>
</file>